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QualitySoft Contact List!</text:p>
      <text:p text:style-name="Standard">Choose from the following options.</text:p>
      <text:list xml:id="list2976547102967759683" text:style-name="L1">
        <text:list-item>
          <text:p text:style-name="P1">Add User</text:p>
        </text:list-item>
        <text:list-item>
          <text:p text:style-name="P1">Print Contact List</text:p>
        </text:list-item>
        <text:list-item>
          <text:p text:style-name="P1">Retrieve person info by last name</text:p>
        </text:list-item>
        <text:list-item>
          <text:p text:style-name="P1">Save List and Quit</text:p>
        </text:list-item>
      </text:list>
      <text:p text:style-name="Standard">Your choice? 1</text:p>
      <text:p text:style-name="Standard">you picked 1. Add User. (press ^C to quit adding user)</text:p>
      <text:p text:style-name="Standard">Last Name? </text:p>
      <text:p text:style-name="Standard">New contact requires a last name. Please enter a Last Name: Lo</text:p>
      <text:p text:style-name="Standard">First Name? Shu</text:p>
      <text:p text:style-name="Standard">Address Line 1: 1234 First St.</text:p>
      <text:p text:style-name="Standard">Address Line 2: #1</text:p>
      <text:p text:style-name="Standard">City: San Jose</text:p>
      <text:p text:style-name="Standard">State: CA</text:p>
      <text:p text:style-name="Standard">Zip: 95125</text:p>
      <text:p text:style-name="Standard">email: shulo.com</text:p>
      <text:p text:style-name="Standard">please enter valid email: <text:a xlink:type="simple" xlink:href="mailto:shulo@home.com">shu@home.com</text:a></text:p>
      <text:p text:style-name="Standard">Phone: 408123</text:p>
      <text:p text:style-name="Standard">please enter valid Pnone: 4081234567</text:p>
      <text:p text:style-name="Standard">note: CS 1A, Java -Winter 2016</text:p>
      <text:p text:style-name="Standard"/>
      <text:p text:style-name="Standard">Choose from the following options.</text:p>
      <text:list xml:id="list5357662265013386473" text:style-name="L2">
        <text:list-item>
          <text:p text:style-name="P2">Add User</text:p>
        </text:list-item>
        <text:list-item>
          <text:p text:style-name="P2">Print Contact List</text:p>
        </text:list-item>
        <text:list-item>
          <text:p text:style-name="P2">Retrieve person info by last name</text:p>
        </text:list-item>
        <text:list-item>
          <text:p text:style-name="P2">Save List and Quit</text:p>
        </text:list-item>
      </text:list>
      <text:p text:style-name="Standard">Your choice? 1</text:p>
      <text:p text:style-name="Standard">you picked 1. Add User. (press ^C to quit adding user)</text:p>
      <text:p text:style-name="Standard">Last Name? Kim</text:p>
      <text:p text:style-name="Standard">First Name? Namjun</text:p>
      <text:p text:style-name="Standard">Address Line 1: 1234 Second St.</text:p>
      <text:p text:style-name="Standard">Address Line 2: #1</text:p>
      <text:p text:style-name="Standard">City: San Jose</text:p>
      <text:p text:style-name="Standard">State: CA</text:p>
      <text:p text:style-name="Standard">Zip: 95126</text:p>
      <text:p text:style-name="Standard">email: Namjun@home.com</text:p>
      <text:p text:style-name="Standard">Phone: 4081230987</text:p>
      <text:p text:style-name="Standard">note: CS 1A, Java -Winter 2016</text:p>
      <text:p text:style-name="Standard"/>
      <text:p text:style-name="Standard">Choose from the following options.</text:p>
      <text:list xml:id="list6974238725545829054" text:style-name="L3">
        <text:list-item>
          <text:p text:style-name="P3">Add User</text:p>
        </text:list-item>
        <text:list-item>
          <text:p text:style-name="P3">Print Contact List</text:p>
        </text:list-item>
        <text:list-item>
          <text:p text:style-name="P3">Retrieve person info by last name</text:p>
        </text:list-item>
        <text:list-item>
          <text:p text:style-name="P3">Save List and Quit</text:p>
        </text:list-item>
      </text:list>
      <text:list xml:id="list27363137" text:continue-list="list5357662265013386473" text:style-name="L2">
        <text:list-header>
          <text:p text:style-name="P2"/>
        </text:list-header>
      </text:list>
      <text:p text:style-name="Standard">Your choice? 1</text:p>
      <text:p text:style-name="Standard">you picked 1. Add User. (press ^C to quit adding user)</text:p>
      <text:p text:style-name="Standard">Last Name? Jayasinha</text:p>
      <text:p text:style-name="Standard"><text:soft-page-break/>First Name? Kushlani</text:p>
      <text:p text:style-name="Standard">Address Line 1: 1234 Third St.</text:p>
      <text:p text:style-name="Standard">Address Line 2: #1</text:p>
      <text:p text:style-name="Standard">City: San Jose</text:p>
      <text:p text:style-name="Standard">State: CA</text:p>
      <text:p text:style-name="Standard">Zip: 95128</text:p>
      <text:p text:style-name="Standard">email: Kushlani@home.com</text:p>
      <text:p text:style-name="Standard">Phone: 4081230000</text:p>
      <text:p text:style-name="Standard">note: CS 1A, Java -Winter 2016</text:p>
      <text:p text:style-name="Standard"/>
      <text:p text:style-name="Standard">Choose from the following options.</text:p>
      <text:list xml:id="list27379188" text:continue-list="list6974238725545829054" text:style-name="L3">
        <text:list-item>
          <text:p text:style-name="P3">Add User</text:p>
        </text:list-item>
        <text:list-item>
          <text:p text:style-name="P3">Print Contact List</text:p>
        </text:list-item>
        <text:list-item>
          <text:p text:style-name="P3">Retrieve person info by last name</text:p>
        </text:list-item>
        <text:list-item>
          <text:p text:style-name="P3">Save List and Quit</text:p>
        </text:list-item>
      </text:list>
      <text:list xml:id="list3236573664128413895" text:style-name="L8">
        <text:list-header>
          <text:p text:style-name="P8"/>
        </text:list-header>
      </text:list>
      <text:p text:style-name="Standard">Your choice? 1</text:p>
      <text:p text:style-name="Standard">you picked 1. Add User. (press ^C to quit adding user)</text:p>
      <text:p text:style-name="Standard">Last Name? Lane</text:p>
      <text:p text:style-name="Standard">First Name? Chris</text:p>
      <text:p text:style-name="Standard">Address Line 1: </text:p>
      <text:p text:style-name="Standard">Address Line 2: </text:p>
      <text:p text:style-name="Standard">City: San Jose</text:p>
      <text:p text:style-name="Standard">State: </text:p>
      <text:p text:style-name="Standard">Zip: </text:p>
      <text:p text:style-name="Standard">email: Chris@home.com</text:p>
      <text:p text:style-name="Standard">Phone: </text:p>
      <text:p text:style-name="Standard">note: </text:p>
      <text:p text:style-name="Standard"/>
      <text:p text:style-name="Standard">Choose from the following options.</text:p>
      <text:list xml:id="list55006185886372257" text:style-name="L5">
        <text:list-item>
          <text:p text:style-name="P5">Add User</text:p>
        </text:list-item>
        <text:list-item>
          <text:p text:style-name="P5">Print Contact List</text:p>
        </text:list-item>
        <text:list-item>
          <text:p text:style-name="P5">Retrieve person info by last name</text:p>
        </text:list-item>
        <text:list-item>
          <text:p text:style-name="P5">Save List and Quit</text:p>
        </text:list-item>
      </text:list>
      <text:p text:style-name="Standard">Your choice? 2</text:p>
      <text:p text:style-name="Standard">You picked 2. Print Contact List</text:p>
      <text:p text:style-name="Standard"/>
      <text:p text:style-name="Standard">Shu Lo</text:p>
      <text:p text:style-name="Standard">1234 First St. #1</text:p>
      <text:p text:style-name="Standard">San Jose, CA 95125</text:p>
      <text:p text:style-name="Standard">email: <text:a xlink:type="simple" xlink:href="mailto:Shu@home.com">Shu@home.com</text:a></text:p>
      <text:p text:style-name="Standard">Phone: (408) 1234-5678</text:p>
      <text:p text:style-name="Standard"/>
      <text:p text:style-name="Standard">Namjun Kim</text:p>
      <text:p text:style-name="Standard">1234 Second St. #1</text:p>
      <text:p text:style-name="Standard">San Jose, CA 95126</text:p>
      <text:p text:style-name="Standard">email: <text:a xlink:type="simple" xlink:href="mailto:Namjun@home.com">Namjun@home.com</text:a></text:p>
      <text:p text:style-name="Standard">Phone: (408) 123-0987</text:p>
      <text:p text:style-name="Standard"/>
      <text:p text:style-name="Standard"><text:soft-page-break/>Kushlani Jayasinha</text:p>
      <text:p text:style-name="Standard">1234 Third St. #1</text:p>
      <text:p text:style-name="Standard">San Jose, CA 95128</text:p>
      <text:p text:style-name="Standard">email: <text:a xlink:type="simple" xlink:href="mailto:Kushlani@home.com">Kushlani@home.com</text:a></text:p>
      <text:p text:style-name="Standard">Phone: (408) 123-0000</text:p>
      <text:p text:style-name="Standard"/>
      <text:p text:style-name="Standard">Chris Lane</text:p>
      <text:p text:style-name="Standard">email: chris@home.com</text:p>
      <text:p text:style-name="Standard"/>
      <text:p text:style-name="Standard">Choose from the following options.</text:p>
      <text:list xml:id="list6670698774498325195" text:style-name="L6">
        <text:list-item>
          <text:p text:style-name="P6">Add User</text:p>
        </text:list-item>
        <text:list-item>
          <text:p text:style-name="P6">Print Contact List</text:p>
        </text:list-item>
        <text:list-item>
          <text:p text:style-name="P6">Retrieve person info by last name</text:p>
        </text:list-item>
        <text:list-item>
          <text:p text:style-name="P6">Save List and Quit</text:p>
        </text:list-item>
      </text:list>
      <text:p text:style-name="Standard">Your choice? 3</text:p>
      <text:p text:style-name="Standard">You picked 3. Retrieve person info by last name.</text:p>
      <text:p text:style-name="Standard">Last Name? Kim</text:p>
      <text:p text:style-name="Standard"/>
      <text:p text:style-name="Standard">Namjun Kim</text:p>
      <text:p text:style-name="Standard">1234 Second St. #1</text:p>
      <text:p text:style-name="Standard">San Jose, CA 95126</text:p>
      <text:p text:style-name="Standard">email: <text:a xlink:type="simple" xlink:href="mailto:Namjun@home.com">Namjun@home.com</text:a></text:p>
      <text:p text:style-name="Standard">Phone: (408) 123-0987</text:p>
      <text:p text:style-name="Standard"/>
      <text:p text:style-name="Standard">Choose from the following options.</text:p>
      <text:list xml:id="list5375951587193284746" text:style-name="L7">
        <text:list-item>
          <text:p text:style-name="P7">Add User</text:p>
        </text:list-item>
        <text:list-item>
          <text:p text:style-name="P7">Print Contact List</text:p>
        </text:list-item>
        <text:list-item>
          <text:p text:style-name="P7">Retrieve person info by last name</text:p>
        </text:list-item>
        <text:list-item>
          <text:p text:style-name="P7">Save List and Quit</text:p>
        </text:list-item>
      </text:list>
      <text:p text:style-name="Standard">Your choice? 4</text:p>
      <text:p text:style-name="Standard">You picked 4. Save and Quit</text:p>
      <text:p text:style-name="Standard">Saving the Contact List...</text:p>
      <text:p text:style-name="Standard">Goodbye! </text:p>
      <text:p text:style-name="Standard"/>
      <text:p text:style-name="Standard"/>
      <text:p text:style-name="Standard"/>
      <text:p text:style-name="Standard"/>
      <text:p text:style-name="Standard"/>
      <text:list xml:id="list6262255603811677341" text:style-name="L4">
        <text:list-header>
          <text:p text:style-name="P4"/>
        </text:list-header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2-28T05:24:23.28</meta:creation-date>
    <dc:date>2016-02-28T07:19:12.33</dc:date>
    <dc:creator>Kuxhlani Jayasinya</dc:creator>
    <meta:editing-duration>PT1H39M24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3" meta:paragraph-count="118" meta:word-count="472" meta:character-count="2529"/>
  </office:meta>
</office:document-meta>
</file>